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:</text:p>
      <text:p text:style-name="P2"/>
      <text:p text:style-name="P2">2/ Toutes les relations ont une clé primaire nommé id (int)</text:p>
      <text:p text:style-name="P2">3/ Event (3 FK) = match ---&gt; id (Match) <text:s text:c="3"/>player ---&gt; id (Player) <text:s text:c="3"/>team ---&gt; id (Team)</text:p>
      <text:p text:style-name="P2"><text:s text:c="4"/>Match (2 FK) = home ---&gt; id (Team) <text:s text:c="3"/>away ---&gt; id (Team)</text:p>
      <text:p text:style-name="P2"/>
      <text:p text:style-name="P1">Quelques statistiques sur le championnat 2015-2016 :</text:p>
      <text:p text:style-name="P3"/>
      <text:p text:style-name="P4">1/ Select count(id) From Team;</text:p>
      <text:p text:style-name="P4"/>
      <text:p text:style-name="P4">2/ Select Min(birthday) From Team;</text:p>
      <text:p text:style-name="P4"/>
      <text:p text:style-name="P4">3/ Select name From Team Where birthday = 1881;</text:p>
      <text:p text:style-name="P4"/>
      <text:p text:style-name="P4">4/ Select name, birthday From Team Order by birthday;</text:p>
      <text:p text:style-name="P4"/>
      <text:p text:style-name="P4">5/ Select count(id) From Match;</text:p>
      <text:p text:style-name="P4"/>
      <text:p text:style-name="P4">6/ Select count(id) From Event Where type = 'penalty';</text:p>
      <text:p text:style-name="P4"/>
      <text:p text:style-name="P4">7/ Select count(id) From Event Where type = 'red';</text:p>
      <text:p text:style-name="P4"/>
      <text:p text:style-name="P4">8/ Select count(id) From Event Where type = 'penalty' or type = 'miss';</text:p>
      <text:p text:style-name="P4"/>
      <text:p text:style-name="P4">9/ Select count(id) From Event Where type in ('goal', 'own', 'penalty');</text:p>
      <text:p text:style-name="P4"/>
      <text:p text:style-name="P4">10/ Select * From Event Where type = 'red' Order by time Limit 10;</text:p>
      <text:p text:style-name="P4"/>
      <text:p text:style-name="P4">11/ Select name From Event Join Player On Event.player = Player.id Where type = 'red' Order by time Limit 1;</text:p>
      <text:p text:style-name="P4"/>
      <text:p text:style-name="P4">12/ Select name From Event Join Team On Event.team = Team.id Where type = 'red' Order by time Limit 1;</text:p>
      <text:p text:style-name="P4"/>
      <text:p text:style-name="P1">Analyse de la Dream Team :</text:p>
      <text:p text:style-name="P5"/>
      <text:p text:style-name="P5">1/ Select id From Team where city = 'Lille';</text:p>
      <text:p text:style-name="P5"/>
      <text:p text:style-name="P5">2/ Select count(*) From Event where team = 2 and type in ('goal', 'own', 'penalty');</text:p>
      <text:p text:style-name="P5"/>
      <text:p text:style-name="P5">3/ Select count(*) From Event join Match on Event.match = Match.id Where Event.team = 2 and Match.away = 2 and Event.type in ('goal', 'own', 'penalty');</text:p>
      <text:p text:style-name="P5"/>
      <text:p text:style-name="P5">4/ Select count(*) From Event join Match on Event.match = Match.id Where Event.team &lt;&gt; 2 and (Match.away = 2 or Match.home = 2) and Event.type in ('goal', 'own', 'penalty');</text:p>
      <text:p text:style-name="P5"/>
      <text:p text:style-name="P5">5/ Select count(*) From Event join Match on Event.match = Match.id Where Event.team &lt;&gt; 2 and Match.home = 2 and Event.type in ('goal', 'own', 'penalty');</text:p>
      <text:p text:style-name="P5"/>
      <text:p text:style-name="P5">6/ Select count(*) From Event join Match on Event.match = Match.id Where Event.team = 2 and (Match.away = 2 or Match.home = 2) and Event.match &lt; ((Select count(id) From Match)/2 + 1) and Event.type in ('goal', 'own', 'penalty');</text:p>
      <text:p text:style-name="P5"><text:soft-page-break/></text:p>
      <text:p text:style-name="P5">7/ Select * From Event Where team = 2 and type in ('goal', 'own', 'penalty') Order by time Limit 1;</text:p>
      <text:p text:style-name="P5"/>
      <text:p text:style-name="P5">8/ Select name From Player Where id = (Select player From Event Where team = 2 and type in ('goal', 'own', 'penalty') Order by time Limit 1);</text:p>
      <text:p text:style-name="P5"/>
      <text:p text:style-name="P5">9/ Select date From Match Where id = (Select match From Event Where team = 2 and type in ('goal', 'own', 'penalty') Order by time Limit 1);</text:p>
      <text:p text:style-name="P5"/>
      <text:p text:style-name="P5">10/ Select Home.name as home, Away.name as away From Match Join Event on Event.match = Match.id Join Team as Home on Match.home = Home.id Join Team as Away on Match.away = Away.id Where Event.team = 2 and Event.type in ('goal', 'own', 'penalty') Order by Event.time Limit 1;</text:p>
      <text:p text:style-name="P5"/>
      <text:p text:style-name="P5">11/ Select Match.date, Player.name, Event.time, Home.name as home, Away.name as away From Match Join Event on Event.match = Match.id Join Player on Event.player = Player.id Join Team as Home on Match.home = Home.id Join Team as Away on Match.away = Away.id Where Event.team = 2 and Event.type in ('goal', 'own', 'penalty') Order by Event.time Limit 1;</text:p>
      <text:p text:style-name="P5"/>
      <text:p text:style-name="P8">Quelques statistiques sur un match :</text:p>
      <text:p text:style-name="P5"/>
      <text:p text:style-name="P5">1/ Select * From Match Where date = '2016-01-09';</text:p>
      <text:p text:style-name="P5"/>
      <text:p text:style-name="P5">2/ Select Match.date, Home.city as home, Away.city as away From Match join Team as Home on Match.home = Home.id join Team as Away on Match.away = Away.id Where Match.id = 129;</text:p>
      <text:p text:style-name="P5"/>
      <text:p text:style-name="P5">3/ Select count(*) From Event Where match = 129 and team = 18 and type in ('penalty','own','goal');</text:p>
      <text:p text:style-name="P5"/>
      <text:p text:style-name="P5">4/ Select count(*) From Event Where match = 129 and team &lt;&gt; 18 and type in ('penalty','own','goal');</text:p>
      <text:p text:style-name="P5"/>
      <text:p text:style-name="P5">5/ Select * From Event Where match = 129 and team = 18 and type in ('penalty','own','goal') order by time desc;</text:p>
      <text:p text:style-name="P5"/>
      <text:p text:style-name="P5">6/ Select Event.*, Player.name From Event join Player on Event.player = Player.id Where match = 129 and team = 18 and type in ('penalty','own','goal') order by time desc;</text:p>
      <text:p text:style-name="P5"/>
      <text:p text:style-name="P5">7/ Select Event.time, Player.name, Event.type From Event join Player on Event.player = Player.id Where match = 129 and team = 18 and type in ('penalty','own','goal') order by time desc;</text:p>
      <text:p text:style-name="P5"/>
      <text:p text:style-name="P5">8/ Select Event.time, Player.name, Event.type From Event join Player on Event.player = Player.id Where match = 129 and team &lt;&gt; 18 and type in ('penalty','own','goal') order by time desc;</text:p>
      <text:p text:style-name="P5"/>
      <text:p text:style-name="P5">9/ Select Event.time, Player.name, Event.type From Event join Player on Event.player = Player.id Where match = 129 and team = 18 and type in ('yellow','yellow2') order by time desc;</text:p>
      <text:p text:style-name="P5"/>
      <text:p text:style-name="P5">10/ Select Event.time, Player.name, Event.type, Team.name From Event join Player on Event.player = Player.id join Team on Event.team = Team.id Where match = 129 and team = 18 and type in ('yellow','yellow2') order by time desc;</text:p>
      <text:p text:style-name="P5"/>
      <text:p text:style-name="P5"/>
      <text:p text:style-name="P5"/>
      <text:p text:style-name="P8"><text:soft-page-break/></text:p>
      <text:p text:style-name="P8">Quelques statistiques sur un joueur :</text:p>
      <text:p text:style-name="P5"/>
      <text:p text:style-name="P5">1/ Select id From Player Where name = 'Abdul Majeed Waris'</text:p>
      <text:p text:style-name="P5"/>
      <text:p text:style-name="P5">2/ Select * From Event where player = 149;</text:p>
      <text:p text:style-name="P5"/>
      <text:p text:style-name="P5">3/ Select count(*) From Event where player = 149 and type = 'penalty';</text:p>
      <text:p text:style-name="P5"/>
      <text:p text:style-name="P5">4/ Select type, time From Event where player = 149 and type in ('penalty', 'goal');</text:p>
      <text:p text:style-name="P5"/>
      <text:p text:style-name="P5">5/ Select Event.type, Event.time, Match.date From Event join Match on Event.match = Match.id where player = 149 and type in ('penalty', 'goal');</text:p>
      <text:p text:style-name="P5"/>
      <text:p text:style-name="P5">6/ Select Event.type, Event.time, Match.date, Home.city as home, Away.city as away From Event join Match on Event.match = Match.id join Team as Home on Match.home = Home.id join Team as Away on Match.away = Away.id where player = 149 and type in ('penalty', 'goal');</text:p>
      <text:p text:style-name="P5"/>
      <text:p text:style-name="P5">7/ Select Event.type, Event.time, Match.date, Home.city as home, Away.city as away From Event join Match on Event.match = Match.id join Team as Home on Match.home = Home.id join Team as Away on Match.away = Away.id where player = 149 and type in ('penalty', 'goal') order by date;</text:p>
      <text:p text:style-name="P5"/>
      <text:p text:style-name="P5">8/ Select Event.type, Event.time, Match.date, Home.city as home, Away.city as away From Event join Match on Event.match = Match.id join Team as Home on Match.home = Home.id join Team as Away on Match.away = Away.id where player = 149 and type in ('yellow', 'yellow2', 'red') order by date;</text:p>
      <text:p text:style-name="P5"/>
      <text:p text:style-name="P8">Un peu de fiction :</text:p>
      <text:p text:style-name="P5"/>
      <text:p text:style-name="P5">1/ Select * From Event Where match = 129;</text:p>
      <text:p text:style-name="P5"/>
      <text:p text:style-name="P5">2/ Select Event.*, Player.name From Event join Player on Event.player = Player.id Where match = 129;</text:p>
      <text:p text:style-name="P5"/>
      <text:p text:style-name="P5">3/ Select Event.*, Player.name, Team.name From Event join Player on Event.player = Player.id join Team on Event.team = Team.id Where match = 129;</text:p>
      <text:p text:style-name="P5"/>
      <text:p text:style-name="P5">4/ Select Event.id, Event.time, Player.name, Team.name, Event.type From Event join Player on Event.player = Player.id join Team on Event.team = Team.id Where match = 129 order by time;</text:p>
      <text:p text:style-name="P5"/>
      <text:p text:style-name="P5">5/ Update Event Set type = 'red' Where id = 301</text:p>
      <text:p text:style-name="P5"/>
      <text:p text:style-name="P5">6/ Select max(id) From Event;</text:p>
      <text:p text:style-name="P5"/>
      <text:p text:style-name="P5">7/ Insert Into Event(id, match, time, player, team, type) Values (2600, 129, 60, 149, 18, 'goal');</text:p>
      <text:p text:style-name="P5"/>
      <text:p text:style-name="P5">8/ Delete From Event Where id = 302;</text:p>
      <text:p text:style-name="P5"/>
      <text:p text:style-name="P5">9/ Select Event.id, Event.time, Player.name, Team.name, Event.type From Event join Player on Event.player = Player.id join Team on Event.team = Team.id Where match = 129 order by ti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Delbecque</meta:initial-creator>
    <meta:creation-date>2023-02-18T16:42:01.78</meta:creation-date>
    <dc:date>2023-02-18T23:15:48.16</dc:date>
    <dc:creator>Luc Delbecque</dc:creator>
    <meta:editing-duration>PT2H21M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3" meta:paragraph-count="59" meta:word-count="1123" meta:character-count="6528"/>
  </office:meta>
</office:document-meta>
</file>